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a311c5e">
      <style:table-column-properties fo:break-before="auto" style:column-width="2.0075in"/>
    </style:style>
    <style:style style:family="table-column" style:name="co2">
      <style:table-column-properties fo:break-before="auto" style:column-width="1.2756in"/>
    </style:style>
    <style:style style:family="table-column" style:name="co3">
      <style:table-column-properties fo:break-before="auto" style:column-width="0.889in"/>
    </style:style>
    <style:style style:family="table-row" style:name="a377639">
      <style:table-row-properties fo:break-before="auto" style:row-height="0.1965in" style:use-optimal-row-height="false"/>
    </style:style>
    <style:style style:family="table-row" style:name="ro2">
      <style:table-row-properties fo:break-before="auto" style:row-height="0.1681in" style:use-optimal-row-height="true"/>
    </style:style>
    <style:style style:family="table-row" style:name="ro3">
      <style:table-row-properties fo:break-before="auto" style:row-height="0.178in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a3c84f3" style:parent-style-name="Default">
      <style:table-cell-properties style:repeat-content="false" style:text-align-source="fix"/>
      <style:paragraph-properties fo:text-align="center"/>
      <style:text-properties style:text-position=""/>
    </style:style>
    <style:style style:family="table-cell" style:name="a71d0cc" style:parent-style-name="Default">
      <style:table-cell-properties style:repeat-content="false" style:text-align-source="fix"/>
      <style:paragraph-properties fo:text-align="center"/>
      <style:text-properties style:text-position=""/>
    </style:style>
    <style:style style:family="table-cell" style:name="ab0a722" style:parent-style-name="Default">
      <style:table-cell-properties style:repeat-content="false" style:text-align-source="fix"/>
      <style:paragraph-properties fo:text-align="center"/>
      <style:text-properties fo:font-weight="bold" style:font-weight-asian="bold" style:font-weight-complex="bold" style:text-position=""/>
    </style:style>
    <style:style style:family="table-cell" style:name="ce4" style:parent-style-name="Default">
      <style:table-cell-properties style:repeat-content="false" style:text-align-source="fix"/>
      <style:paragraph-properties fo:text-align="center"/>
      <style:text-properties fo:font-weight="bold" style:font-weight-asian="bold" style:font-weight-complex="bold"/>
    </style:style>
    <style:style style:family="table-cell" style:name="ce5" style:parent-style-name="Default">
      <style:table-cell-properties style:repeat-content="false" style:text-align-source="fix"/>
      <style:paragraph-properties fo:text-align="center"/>
    </style:style>
  </office:automatic-styles>
  <office:body>
    <office:spreadsheet>
      <table:table table:name="Sheet1" table:style-name="ta1">
        <table:table-column table:default-cell-style-name="ce5" table:number-columns-repeated="5" table:style-name="a311c5e"/>
        <table:table-column table:default-cell-style-name="ce5" table:style-name="co2"/>
        <table:table-row table:style-name="a377639">
          <table:table-cell office:value-type="string" table:style-name="ce4">
            <text:p>Pair Id</text:p>
          </table:table-cell>
          <table:table-cell office:value-type="string" table:style-name="ce4">
            <text:p>IC&lt;randoop&gt;</text:p>
          </table:table-cell>
          <table:table-cell office:value-type="string" table:style-name="ce4">
            <text:p>EIC&lt;randoop&gt;</text:p>
          </table:table-cell>
          <table:table-cell office:value-type="string" table:style-name="ce4">
            <text:p>IC&lt;evosuite&gt;</text:p>
          </table:table-cell>
          <table:table-cell office:value-type="string" table:style-name="ce4">
            <text:p>EIC&lt;evosuite&gt;</text:p>
          </table:table-cell>
          <table:table-cell office:value-type="string" table:style-name="ce4">
            <text:p>Expected ?</text:p>
          </table:table-cell>
        </table:table-row>
        <table:table-row table:style-name="a377639">
          <table:table-cell office:value-type="string">
            <text:p>branch282.0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 table:number-columns-repeated="2">
            <text:p>Refinement</text:p>
          </table:table-cell>
        </table:table-row>
        <table:table-row table:style-name="ro2">
          <table:table-cell office:value-type="string">
            <text:p>branch279.0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 table:number-columns-repeated="2">
            <text:p>Refinement</text:p>
          </table:table-cell>
        </table:table-row>
        <table:table-row table:style-name="ro2">
          <table:table-cell office:value-type="string">
            <text:p>branch281.0</text:p>
          </table:table-cell>
          <table:table-cell office:value-type="string" table:number-columns-repeated="2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</table:table-row>
        <table:table-row table:style-name="ro2">
          <table:table-cell office:value-type="string">
            <text:p>branch284.0</text:p>
          </table:table-cell>
          <table:table-cell office:value-type="string" table:number-columns-repeated="2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table:style-name="Default"/>
        </table:table-row>
        <table:table-row table:style-name="ro2">
          <table:table-cell office:value-type="string">
            <text:p>branch288.0</text:p>
          </table:table-cell>
          <table:table-cell office:value-type="string" table:number-columns-repeated="2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</table:table-row>
        <table:table-row table:style-name="">
          <table:table-cell office:string-value="branch293.0" office:value-type="string" table:style-name="">
            <text:p>branch29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71d0cc" table:style-name="a311c5e"/>
        <table:table-column table:default-cell-style-name="a71d0cc" table:style-name="a311c5e"/>
        <table:table-column table:default-cell-style-name="a71d0cc" table:style-name="a311c5e"/>
        <table:table-column table:default-cell-style-name="a71d0cc" table:style-name="a311c5e"/>
        <table:table-column table:default-cell-style-name="a71d0cc" table:style-name="a311c5e"/>
        <table:table-row table:style-name="a377639">
          <table:table-cell office:string-value="Pair Id" office:value-type="string" table:style-name="ab0a722">
            <text:p>Pair Id</text:p>
          </table:table-cell>
          <table:table-cell office:string-value="IC&lt;randoop&gt;" office:value-type="string" table:style-name="ab0a722">
            <text:p>IC&lt;randoop&gt;</text:p>
          </table:table-cell>
          <table:table-cell office:string-value="EIC&lt;randoop&gt;" office:value-type="string" table:style-name="ab0a722">
            <text:p>EIC&lt;randoop&gt;</text:p>
          </table:table-cell>
          <table:table-cell office:string-value="IC&lt;evosuite&gt;" office:value-type="string" table:style-name="ab0a722">
            <text:p>IC&lt;evosuite&gt;</text:p>
          </table:table-cell>
          <table:table-cell office:string-value="EIC&lt;evosuite&gt;" office:value-type="string" table:style-name="ab0a722">
            <text:p>EIC&lt;evosuite&gt;</text:p>
          </table:table-cell>
        </table:table-row>
        <table:table-row table:style-name="a377639">
          <table:table-cell office:string-value="branch282.0" office:value-type="string" table:style-name="a3c84f3">
            <text:p>branch282.0</text:p>
          </table:table-cell>
          <table:table-cell office:string-value="132" office:value-type="string" table:style-name="a3c84f3">
            <text:p>132</text:p>
          </table:table-cell>
          <table:table-cell office:string-value="238" office:value-type="string" table:style-name="a3c84f3">
            <text:p>238</text:p>
          </table:table-cell>
          <table:table-cell office:string-value="84" office:value-type="string" table:style-name="a3c84f3">
            <text:p>84</text:p>
          </table:table-cell>
          <table:table-cell office:string-value="903" office:value-type="string" table:style-name="a3c84f3">
            <text:p>903</text:p>
          </table:table-cell>
        </table:table-row>
        <table:table-row table:style-name="">
          <table:table-cell office:string-value="branch279.0" office:value-type="string" table:style-name="">
            <text:p>branch279.0</text:p>
          </table:table-cell>
          <table:table-cell office:string-value="342" office:value-type="string" table:style-name="">
            <text:p>342</text:p>
          </table:table-cell>
          <table:table-cell office:string-value="400" office:value-type="string" table:style-name="">
            <text:p>400</text:p>
          </table:table-cell>
          <table:table-cell office:string-value="116" office:value-type="string" table:style-name="">
            <text:p>116</text:p>
          </table:table-cell>
          <table:table-cell office:string-value="312" office:value-type="string" table:style-name="">
            <text:p>312</text:p>
          </table:table-cell>
        </table:table-row>
        <table:table-row table:style-name="">
          <table:table-cell office:string-value="branch281.0" office:value-type="string" table:style-name="">
            <text:p>branch281.0</text:p>
          </table:table-cell>
          <table:table-cell office:string-value="60" office:value-type="string" table:style-name="">
            <text:p>60</text:p>
          </table:table-cell>
          <table:table-cell office:string-value="147" office:value-type="string" table:style-name="">
            <text:p>147</text:p>
          </table:table-cell>
          <table:table-cell office:string-value="107" office:value-type="string" table:style-name="">
            <text:p>107</text:p>
          </table:table-cell>
          <table:table-cell office:string-value="338" office:value-type="string" table:style-name="">
            <text:p>338</text:p>
          </table:table-cell>
        </table:table-row>
        <table:table-row table:style-name="">
          <table:table-cell office:string-value="branch284.0" office:value-type="string" table:style-name="">
            <text:p>branch284.0</text:p>
          </table:table-cell>
          <table:table-cell office:string-value="345" office:value-type="string" table:style-name="">
            <text:p>345</text:p>
          </table:table-cell>
          <table:table-cell office:string-value="161" office:value-type="string" table:style-name="">
            <text:p>161</text:p>
          </table:table-cell>
          <table:table-cell office:string-value="66" office:value-type="string" table:style-name="">
            <text:p>66</text:p>
          </table:table-cell>
          <table:table-cell office:string-value="714" office:value-type="string" table:style-name="">
            <text:p>714</text:p>
          </table:table-cell>
        </table:table-row>
        <table:table-row table:style-name="">
          <table:table-cell office:string-value="branch288.0" office:value-type="string" table:style-name="">
            <text:p>branch288.0</text:p>
          </table:table-cell>
          <table:table-cell office:string-value="67" office:value-type="string" table:style-name="">
            <text:p>67</text:p>
          </table:table-cell>
          <table:table-cell office:string-value="119" office:value-type="string" table:style-name="">
            <text:p>119</text:p>
          </table:table-cell>
          <table:table-cell office:string-value="271" office:value-type="string" table:style-name="">
            <text:p>271</text:p>
          </table:table-cell>
          <table:table-cell office:string-value="143" office:value-type="string" table:style-name="">
            <text:p>143</text:p>
          </table:table-cell>
        </table:table-row>
        <table:table-row table:style-name="">
          <table:table-cell office:string-value="branch293.0" office:value-type="string" table:style-name="">
            <text:p>branch293.0</text:p>
          </table:table-cell>
          <table:table-cell office:string-value="37" office:value-type="string" table:style-name="">
            <text:p>37</text:p>
          </table:table-cell>
          <table:table-cell office:string-value="195" office:value-type="string" table:style-name="">
            <text:p>195</text:p>
          </table:table-cell>
          <table:table-cell office:string-value="242" office:value-type="string" table:style-name="">
            <text:p>242</text:p>
          </table:table-cell>
          <table:table-cell office:string-value="573" office:value-type="string" table:style-name="">
            <text:p>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0.4921in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number-style style:name="N116P0" style:volatile="true">
      <number:number number:decimal-places="2" number:grouping="true" number:min-integer-digits="1"/>
    </number:number-style>
    <number:number-style style:name="N116">
      <style:text-properties fo:color="#ff0000"/>
      <number:text>-</number:text>
      <number:number number:decimal-places="2" number:grouping="true" number:min-integer-digits="1"/>
      <style:map style:apply-style-name="N116P0" style:condition="value()&gt;=0"/>
    </number:number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1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0984in" fo:margin-left="0in" fo:margin-right="0in" fo:min-height="0.2957in"/>
      </style:header-style>
      <style:footer-style>
        <style:header-footer-properties fo:margin-left="0in" fo:margin-right="0in" fo:margin-top="0.0984in" fo:min-height="0.2957in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0984in" fo:margin-left="0in" fo:margin-right="0in" fo:min-height="0.2957in" fo:padding="0.0071in">
          <style:background-image/>
        </style:header-footer-properties>
      </style:header-style>
      <style:footer-style>
        <style:header-footer-properties fo:background-color="#c0c0c0" fo:border="2.49pt solid #000000" fo:margin-left="0in" fo:margin-right="0in" fo:margin-top="0.0984in" fo:min-height="0.2957in" fo:padding="0.0071in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8-27T09:32:41</dc:date>
    <dc:creator>Jefferson </dc:creator>
    <meta:editing-duration>PT1M40S</meta:editing-duration>
    <meta:editing-cycles>2</meta:editing-cycles>
    <meta:document-statistic meta:table-count="2" meta:cell-count="65" meta:object-count="0"/>
    <meta:user-defined meta:name="Info 1"/>
    <meta:user-defined meta:name="Info 2"/>
    <meta:user-defined meta:name="Info 3"/>
    <meta:user-defined meta:name="Info 4"/>
  </office:meta>
</office:document-meta>
</file>